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fo:font-size="10pt" fo:language="en" fo:country="GB" style:font-size-asian="10pt" style:font-size-complex="10pt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>
      <style:text-properties fo:language="en" fo:country="GB" fo:font-weight="bold" style:font-weight-asian="bold" style:font-size-complex="1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T3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T4" style:family="text">
      <style:text-properties fo:language="en" fo:country="GB" style:font-size-complex="14pt"/>
    </style:style>
    <style:style style:name="T5" style:family="text">
      <style:text-properties fo:language="en" fo:country="GB" fo:font-weight="bold" style:font-weight-asian="bold" style:font-size-complex="14pt"/>
    </style:style>
    <style:style style:name="T6" style:family="text">
      <style:text-properties fo:language="en" fo:country="GB" fo:font-style="italic" style:font-style-asian="italic" style:font-size-complex="14pt"/>
    </style:style>
    <style:style style:name="T7" style:family="text">
      <style:text-properties fo:language="en" fo:country="GB" style:font-name-asian="Times New Roman1" style:font-name-complex="Times New Roman1"/>
    </style:style>
    <style:style style:name="T8" style:family="text">
      <style:text-properties style:text-position="super 64%" fo:language="en" fo:country="GB" style:font-size-complex="14pt"/>
    </style:style>
    <style:style style:name="T9" style:family="text">
      <style:text-properties style:use-window-font-color="true" fo:language="en" fo:country="GB" fo:background-color="transparent" style:font-size-complex="14pt"/>
    </style:style>
    <style:style style:name="T10" style:family="text">
      <style:text-properties style:use-window-font-color="true" fo:language="en" fo:country="GB" fo:background-color="transparent" style:font-name-asian="Times New Roman1" style:font-name-complex="Times New Roman1" style:font-size-complex="14pt"/>
    </style:style>
    <style:style style:name="T11" style:family="text">
      <style:text-properties style:use-window-font-color="true" fo:language="en" fo:country="US" fo:background-color="transparent" style:font-size-complex="14pt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color="#000000" fo:language="en" fo:country="US" fo:background-color="transparen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93cm" style:rel-width="scale" svg:height="0.87cm" style:rel-height="scale" draw:z-index="0"><draw:image xlink:href="../../odt_eng/images/002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Demultiplexo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1" draw:name="Графический объект2" text:anchor-type="as-char" svg:y="0cm" svg:width="1.829cm" style:rel-width="scale" svg:height="1.431cm" style:rel-height="scale" draw:z-index="0"><draw:image xlink:href="../../odt_eng/images/002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5">vectorized</text:span></text:span><text:span text:style-name="Основной_20_шрифт_20_абзаца"><text:span text:style-name="T4"> and </text:span></text:span><text:span text:style-name="Основной_20_шрифт_20_абзаца"><text:span text:style-name="T13">implements</text:span></text:span><text:span text:style-name="Основной_20_шрифт_20_абзаца"><text:span text:style-name="T4"> “the splitting” of a vector input signal to individual output signals. The outputs can be both </text:span></text:span><text:span text:style-name="Основной_20_шрифт_20_абзаца"><text:span text:style-name="T6">scalar</text:span></text:span><text:span text:style-name="Основной_20_шрифт_20_абзаца"><text:span text:style-name="T4"> and </text:span></text:span><text:span text:style-name="Основной_20_шрифт_20_абзаца"><text:span text:style-name="T6">vector</text:span></text:span><text:span text:style-name="Основной_20_шрифт_20_абзаца"><text:span text:style-name="T4"> (“multi-core”) signals.</text:span></text:span></text:p>
            <text:p text:style-name="P6">This unit by default demultiplex a “two-core” input vector signal to scalar signals:</text:p>
            <text:p text:style-name="P8"><draw:frame draw:style-name="fr2" draw:name="1" text:anchor-type="as-char" svg:width="3.141cm" style:rel-width="scale" svg:height="1.312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1" text:anchor-type="as-char" svg:width="2.757cm" svg:height="0.621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</text:span></text:span><text:span text:style-name="Основной_20_шрифт_20_абзаца"><text:span text:style-name="T7">– </text:span></text:span><text:span text:style-name="Основной_20_шрифт_20_абзаца"><text:span text:style-name="T4">are the first and the second unit output </text:span></text:span><text:span text:style-name="Основной_20_шрифт_20_абзаца"><text:span text:style-name="T6">scalar</text:span></text:span><text:span text:style-name="Основной_20_шрифт_20_абзаца"><text:span text:style-name="T4"> signals;</text:span></text:span></text:p>
            <text:p text:style-name="Text_20_body"><draw:frame draw:style-name="fr3" draw:name="Объект3" text:anchor-type="as-char" svg:width="3.129cm" svg:height="0.621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 <text:span text:style-name="T12">–</text:span> <text:span text:style-name="Основной_20_шрифт_20_абзаца"><text:span text:style-name="T4">are the 1</text:span></text:span><text:span text:style-name="Основной_20_шрифт_20_абзаца"><text:span text:style-name="T8">st</text:span></text:span><text:span text:style-name="Основной_20_шрифт_20_абзаца"><text:span text:style-name="T4"> and 2</text:span></text:span><text:span text:style-name="Основной_20_шрифт_20_абзаца"><text:span text:style-name="T8">nd</text:span></text:span><text:span text:style-name="Основной_20_шрифт_20_абзаца"><text:span text:style-name="T4"> elements of input </text:span></text:span><text:span text:style-name="Основной_20_шрифт_20_абзаца"><text:span text:style-name="T6">vector</text:span></text:span><text:span text:style-name="Основной_20_шрифт_20_абзаца"><text:span text:style-name="T4"> signal;</text:span></text:span></text:p>
            <text:p text:style-name="P7">Properties:</text:p>
            <text:list xml:id="list6241080127022842546" text:style-name="L1">
              <text:list-item>
                <text:p text:style-name="P9"><text:span text:style-name="Основной_20_шрифт_20_абзаца"><text:span text:style-name="T9">Output dimensionality array </text:span></text:span><text:span text:style-name="Основной_20_шрифт_20_абзаца"><text:span text:style-name="T10">– </text:span></text:span><text:span text:style-name="Основной_20_шрифт_20_абзаца"><text:span text:style-name="T9">is an array of </text:span></text:span><text:span text:style-name="Основной_20_шрифт_20_абзаца"><text:span text:style-name="T11">integers</text:span></text:span><text:span text:style-name="Основной_20_шрифт_20_абзаца"><text:span text:style-name="T9"> indicating </text:span></text:span><text:span text:style-name="Основной_20_шрифт_20_абзаца"><text:span text:style-name="T11">dimensions</text:span></text:span><text:span text:style-name="Основной_20_шрифт_20_абзаца"><text:span text:style-name="T9"> of vectors for every output signals of the uni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емультиплексор</dc:title>
    <meta:creation-date>2012-01-23T08:21:00Z</meta:creation-date>
    <dc:date>2012-04-25T09:46:59.58</dc:date>
    <meta:editing-cycles>64</meta:editing-cycles>
    <meta:editing-duration>PT3H12M18S</meta:editing-duration>
    <meta:document-statistic meta:table-count="1" meta:image-count="2" meta:object-count="3" meta:page-count="1" meta:paragraph-count="12" meta:word-count="90" meta:character-count="550"/>
    <meta:template xlink:type="simple" xlink:actuate="onRequest" xlink:title="" xlink:href="../../odt_eng/0020.odt/Normal.dotm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n>1</mn>
                </msub>
                <mo stretchy="false">(</mo>
                <mi>t</mi>
                <mrow>
                  <mo stretchy="false">)</mo>
                  <mo stretchy="false">=</mo>
                  <msub>
                    <mi>u</mi>
                    <mn>1,1</mn>
                  </msub>
                </mrow>
                <mo stretchy="false">(</mo>
                <mi>t</mi>
                <mo stretchy="false">)</mo>
                <mi>,</mi>
              </mrow>
            </mrow>
          </mtd>
        </mtr>
        <mtr>
          <mtd>
            <mrow>
              <mrow>
                <msub>
                  <mi>y</mi>
                  <mn>2</mn>
                </msub>
                <mo stretchy="false">(</mo>
                <mi>t</mi>
                <mrow>
                  <mo stretchy="false">)</mo>
                  <mo stretchy="false">=</mo>
                  <msub>
                    <mi>u</mi>
                    <mn>1,2</mn>
                  </msub>
                </mrow>
                <mo stretchy="false">(</mo>
                <mi>t</mi>
                <mo stretchy="false">)</mo>
                <mi>,</mi>
              </mrow>
            </mrow>
          </mtd>
        </mtr>
      </mtable>
    </mrow>
    <annotation encoding="StarMath 5.0">matrix {{y_1  \(  t  \)  = u_1,1  \(  t  \)  ,} ## {y_2  \(  t  \)  = u_1,2  \(  t  \)  ,}}</annotation>
  </semantics>
</math>
</file>

<file path=Object 2/content.xml><?xml version="1.0" encoding="utf-8"?>
<math xmlns="http://www.w3.org/1998/Math/MathML">
  <semantics>
    <mrow>
      <msub>
        <mi>y</mi>
        <mrow>
          <mn>1</mn>
        </mrow>
      </msub>
      <mrow>
        <mo stretchy="false">(</mo>
        <mrow>
          <mi>t</mi>
        </mrow>
        <mo stretchy="false">)</mo>
      </mrow>
      <mi>,</mi>
      <mi/>
      <msub>
        <mi>y</mi>
        <mrow>
          <mn>2</mn>
        </mrow>
      </msub>
      <mrow>
        <mo stretchy="false">(</mo>
        <mrow>
          <mi>t</mi>
        </mrow>
        <mo stretchy="false">)</mo>
      </mrow>
    </mrow>
    <annotation encoding="StarMath 5.0">y_{1}(t),~y_{2}(t)</annotation>
  </semantics>
</math>
</file>

<file path=Object 3/content.xml><?xml version="1.0" encoding="utf-8"?>
<math xmlns="http://www.w3.org/1998/Math/MathML">
  <semantics>
    <mrow>
      <msub>
        <mi>u</mi>
        <mrow>
          <mn>1,1</mn>
        </mrow>
      </msub>
      <mrow>
        <mo stretchy="false">(</mo>
        <mrow>
          <mi>t</mi>
        </mrow>
        <mo stretchy="false">)</mo>
      </mrow>
      <mi>,</mi>
      <mi/>
      <msub>
        <mi>u</mi>
        <mrow>
          <mn>1,2</mn>
        </mrow>
      </msub>
      <mrow>
        <mo stretchy="false">(</mo>
        <mrow>
          <mi>t</mi>
        </mrow>
        <mo stretchy="false">)</mo>
      </mrow>
    </mrow>
    <annotation encoding="StarMath 5.0">u_{1,1}(t),~u_{1,2}(t)</annotation>
  </semantics>
</math>
</file>